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18" style:family="paragraph" style:parent-style-name="Text_20_body">
      <style:text-properties fo:language="ru" fo:country="RU"/>
    </style:style>
    <style:style style:name="P19" style:family="paragraph" style:parent-style-name="Text_20_body">
      <style:paragraph-properties fo:text-align="justify" style:justify-single-word="false"/>
      <style:text-properties fo:language="ru" fo:country="RU"/>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top="0cm" fo:margin-bottom="0.212cm" style:contextual-spacing="false" fo:text-align="justify" style:justify-single-word="false"/>
      <style:text-properties fo:language="ru" fo:country="RU"/>
    </style:style>
    <style:style style:name="P22" style:family="paragraph" style:parent-style-name="Text_20_body">
      <style:paragraph-properties fo:margin-top="0cm" fo:margin-bottom="0.212cm" style:contextual-spacing="false" fo:text-align="justify" style:justify-single-word="false"/>
      <style:text-properties fo:language="en" fo:country="US"/>
    </style:style>
    <style:style style:name="P23"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4" style:family="paragraph" style:parent-style-name="First_20_line_20_indent">
      <style:text-properties fo:language="ru" fo:country="RU"/>
    </style:style>
    <style:style style:name="P25" style:family="paragraph" style:parent-style-name="First_20_line_20_indent">
      <style:text-properties fo:font-size="15pt" fo:language="ru" fo:country="RU" style:font-size-asian="15pt" style:font-size-complex="15pt"/>
    </style:style>
    <style:style style:name="P26" style:family="paragraph" style:parent-style-name="First_20_line_20_indent">
      <style:paragraph-properties fo:margin-left="0cm" fo:margin-right="0cm" fo:text-indent="0cm" style:auto-text-indent="false"/>
      <style:text-properties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9"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3"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4" style:family="paragraph" style:parent-style-name="Text_20_body">
      <style:paragraph-properties fo:margin-left="0cm" fo:margin-right="0cm" fo:text-align="justify" style:justify-single-word="false" fo:text-indent="0cm" style:auto-text-indent="false"/>
    </style:style>
    <style:style style:name="P35"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text-align="center" style:justify-single-word="false" fo:text-indent="0cm" style:auto-text-indent="false"/>
    </style:style>
    <style:style style:name="P38" style:family="paragraph" style:parent-style-name="Heading_20_1">
      <style:paragraph-properties fo:margin-left="0cm" fo:margin-right="0cm" fo:text-align="center" style:justify-single-word="false" fo:text-indent="0.499cm" style:auto-text-indent="false"/>
    </style:style>
    <style:style style:name="P39" style:family="paragraph" style:parent-style-name="First_20_line_20_indent" style:list-style-name="L17">
      <style:text-properties fo:language="ru" fo:country="RU"/>
    </style:style>
    <style:style style:name="P40" style:family="paragraph" style:parent-style-name="First_20_line_20_indent" style:list-style-name="L18">
      <style:text-properties fo:language="ru" fo:country="RU"/>
    </style:style>
    <style:style style:name="P41" style:family="paragraph" style:parent-style-name="First_20_line_20_indent" style:list-style-name="L18">
      <style:paragraph-properties fo:margin-left="0cm" fo:margin-right="0cm" fo:text-indent="0cm" style:auto-text-indent="false"/>
      <style:text-properties fo:language="ru" fo:country="RU"/>
    </style:style>
    <style:style style:name="P42" style:family="paragraph" style:parent-style-name="Heading_20_2">
      <style:text-properties fo:language="ru" fo:country="RU"/>
    </style:style>
    <style:style style:name="P43" style:family="paragraph" style:parent-style-name="Heading_20_2">
      <style:paragraph-properties fo:margin-left="0cm" fo:margin-right="0cm" fo:text-indent="0.499cm" style:auto-text-indent="false"/>
    </style:style>
    <style:style style:name="P44" style:family="paragraph" style:parent-style-name="Text_20_body" style:list-style-name="L1">
      <style:paragraph-properties fo:text-align="justify" style:justify-single-word="false"/>
    </style:style>
    <style:style style:name="P45" style:family="paragraph" style:parent-style-name="Text_20_body" style:list-style-name="L1">
      <style:paragraph-properties fo:text-align="justify" style:justify-single-word="false"/>
      <style:text-properties fo:language="ru" fo:country="RU"/>
    </style:style>
    <style:style style:name="P46" style:family="paragraph" style:parent-style-name="Text_20_body" style:list-style-name="L2">
      <style:paragraph-properties fo:text-align="justify" style:justify-single-word="false"/>
      <style:text-properties fo:language="ru" fo:country="RU"/>
    </style:style>
    <style:style style:name="P47" style:family="paragraph" style:parent-style-name="Text_20_body" style:list-style-name="L9">
      <style:paragraph-properties fo:text-align="justify" style:justify-single-word="false"/>
      <style:text-properties fo:language="ru" fo:country="RU"/>
    </style:style>
    <style:style style:name="P48" style:family="paragraph" style:parent-style-name="Text_20_body" style:list-style-name="L10">
      <style:paragraph-properties fo:text-align="justify" style:justify-single-word="false"/>
      <style:text-properties fo:language="ru" fo:country="RU"/>
    </style:style>
    <style:style style:name="P49" style:family="paragraph" style:parent-style-name="Text_20_body" style:list-style-name="L11">
      <style:paragraph-properties fo:text-align="justify" style:justify-single-word="false"/>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7">
      <style:text-properties fo:language="ru" fo:country="RU"/>
    </style:style>
    <style:style style:name="P52" style:family="paragraph" style:parent-style-name="Text_20_body" style:list-style-name="L8">
      <style:text-properties fo:language="ru" fo:country="RU"/>
    </style:style>
    <style:style style:name="P53"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54"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5"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6"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7e088"/>
    </style:style>
    <style:style style:name="P5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9a696"/>
    </style:style>
    <style:style style:name="P6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5e0d4" officeooo:paragraph-rsid="0015e0d4"/>
    </style:style>
    <style:style style:name="P6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9a696"/>
    </style:style>
    <style:style style:name="P6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b0b19"/>
    </style:style>
    <style:style style:name="P6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6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a80a5"/>
    </style:style>
    <style:style style:name="P6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paragraph-rsid="0015e0d4"/>
    </style:style>
    <style:style style:name="P6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9a696" officeooo:paragraph-rsid="001a80a5"/>
    </style:style>
    <style:style style:name="P7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a80a5" officeooo:paragraph-rsid="001a80a5"/>
    </style:style>
    <style:style style:name="P71"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72"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73"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74"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75"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76"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77"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T1" style:family="text">
      <style:text-properties fo:language="ru" fo:country="RU"/>
    </style:style>
    <style:style style:name="T2" style:family="text">
      <style:text-properties fo:language="ru" fo:country="RU" officeooo:rsid="0017e088"/>
    </style:style>
    <style:style style:name="T3" style:family="text">
      <style:text-properties fo:language="ru" fo:country="RU" officeooo:rsid="0019a696"/>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officeooo:rsid="0017e088"/>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fo:language="ru" fo:country="RU"/>
    </style:style>
    <style:style style:name="T12" style:family="text">
      <style:text-properties fo:color="#800000" fo:language="ru" fo:country="RU" officeooo:rsid="0017e088"/>
    </style:style>
    <style:style style:name="T13" style:family="text">
      <style:text-properties fo:color="#ff6600"/>
    </style:style>
    <style:style style:name="T14" style:family="text">
      <style:text-properties fo:color="#ff6600" fo:language="ru" fo:country="RU"/>
    </style:style>
    <style:style style:name="T15" style:family="text">
      <style:text-properties fo:color="#ff6600" fo:language="ru" fo:country="RU"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officeooo:rsid="001a80a5"/>
    </style:style>
    <style:style style:name="T19" style:family="text">
      <style:text-properties style:use-window-font-color="true" officeooo:rsid="001b0b19"/>
    </style:style>
    <style:style style:name="T20" style:family="text">
      <style:text-properties style:use-window-font-color="true" officeooo:rsid="001c6e38"/>
    </style:style>
    <style:style style:name="T21" style:family="text">
      <style:text-properties officeooo:rsid="001381cf"/>
    </style:style>
    <style:style style:name="T22" style:family="text">
      <style:text-properties officeooo:rsid="0015997b"/>
    </style:style>
    <style:style style:name="T23" style:family="text">
      <style:text-properties officeooo:rsid="0015e0d4"/>
    </style:style>
    <style:style style:name="T24" style:family="text">
      <style:text-properties officeooo:rsid="001a80a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990531252618683415" text:style-name="L1">
        <text:list-item>
          <text:p text:style-name="P44">добавить детектив <text:span text:style-name="T1">(реализовано)</text:span>+ магические уроки/трактаты Старсвирла</text:p>
        </text:list-item>
        <text:list-item>
          <text:p text:style-name="P45">Терра несколько раз пытается убить Макса (один раз — в аквапарке). Несколько раз Макса спасает Селестия (даёт приказы Нексусу)</text:p>
        </text:list-item>
        <text:list-item>
          <text:p text:style-name="P45">Книги:</text:p>
        </text:list-item>
      </text:list>
      <text:list xml:id="list361200531085662952" text:style-name="L2">
        <text:list-item>
          <text:p text:style-name="P46">«Высшие заклинания в повседневном использовании: от песчинки до дворца»</text:p>
        </text:list-item>
        <text:list-item>
          <text:p text:style-name="P46">«Малоизвестные аспекты магии трансформаций»</text:p>
        </text:list-item>
        <text:list-item>
          <text:p text:style-name="P4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6">Дасти Вейфарер «Зебрианская культура, быт и фольклор»</text:p>
        </text:list-item>
        <text:list-item>
          <text:p text:style-name="P46">«Краткая история Эквестрии»</text:p>
        </text:list-item>
        <text:list-item>
          <text:p text:style-name="P46">«Шедевры архитектуры Эквестрии» с разделом о Кантерлотском Королевском Дворце</text:p>
        </text:list-item>
        <text:list-item>
          <text:p text:style-name="P46">«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4353686735519858753" text:style-name="L3">
        <text:list-item>
          <text:p text:style-name="P50">Эквестрия существует несколько тысячелетий</text:p>
        </text:list-item>
        <text:list-item>
          <text:p text:style-name="P50"><text:soft-page-break/>Селестия — переменчивая пони. В одно време не строгая, а в другое может быть такой, что страшно становится</text:p>
        </text:list-item>
        <text:list-item>
          <text:p text:style-name="P50">Около 820-ти лет назад будущий маг Лайтнинг Стар поступил на обучение к наставнику Тииспоту</text:p>
        </text:list-item>
        <text:list-item>
          <text:p text:style-name="P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0">У Селестии грива и хвост развеваются и переливаются от магического шампуня</text:p>
        </text:list-item>
        <text:list-item>
          <text:p text:style-name="P50">Дискорд намного старше принцесс, его магия сильнее ихней на голову</text:p>
        </text:list-item>
        <text:list-item>
          <text:p text:style-name="P50">Луна младше Селестии на 3 года. Сёстрам около 5000 лет</text:p>
        </text:list-item>
        <text:list-item>
          <text:p text:style-name="P50">Принцессы начали войну с Дискордом в возрасте, когда им было около 700 лет — и продолжалась война почти сто лет</text:p>
        </text:list-item>
        <text:list-item>
          <text:p text:style-name="P50">Самый главный враг сестёр и Дискорда — скука</text:p>
        </text:list-item>
        <text:list-item>
          <text:p text:style-name="P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0">Селестия в первые полторы тысячи лет путешествовала — и заварила несколько войн (две — с Эквестрией, в одной была против Луны)</text:p>
        </text:list-item>
        <text:list-item>
          <text:p text:style-name="P50">Кроме Дискорда, старше сестёр ещё старейшина драконов</text:p>
        </text:list-item>
        <text:list-item>
          <text:p text:style-name="P50">Кэйденс не прожила и 60-ти лет</text:p>
        </text:list-item>
        <text:list-item>
          <text:p text:style-name="P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0">Народ тихо фигел от нововведений и с ещё большим ожесточением продолжал делать по-своему</text:p>
        </text:list-item>
        <text:list-item>
          <text:p text:style-name="P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0">Когда пони женятся, они обмениваются ножными браслетами</text:p>
        </text:list-item>
        <text:list-item>
          <text:p text:style-name="P50">Светилами, кроме сестёр, могут управлять единороги (группы), Дискорд, Твайлайт и Старсвирл</text:p>
        </text:list-item>
        <text:list-item>
          <text:p text:style-name="P50">Королева Кризалис — правительница Зелёной Долины</text:p>
        </text:list-item>
        <text:list-item>
          <text:p text:style-name="P50">Мать Луны и Селестии — аликорн Лорен. Мать Дискорда — Алиса (пони-человек)</text:p>
        </text:list-item>
        <text:list-item>
          <text:p text:style-name="P50">Сомбра куда более могущественный маг, чем Старсвирл</text:p>
        </text:list-item>
      </text:list>
      <text:p text:style-name="P1"/>
      <text:h text:style-name="P42" text:outline-level="2"><text:soft-page-break/></text:h>
      <text:p text:style-name="P20"/>
      <text:p text:style-name="P20">Сюжет (детально)</text:p>
      <text:p text:style-name="P20">Терра</text:p>
      <text:p text:style-name="P20">Замок принцесс</text:p>
      <text:p text:style-name="P20">Кантерлот</text:p>
      <text:p text:style-name="P20">Рассказ Селестии (“1001 ночь”)</text:p>
      <text:p text:style-name="P20">ЛСД-чаепитие</text:p>
      <text:p text:style-name="P20">Рейд пони-рэйнджеров</text:p>
      <text:p text:style-name="P20">Рейд пони-рэйнджеров-2 (продолжение рейда пони-рэйнджеров)</text:p>
      <text:p text:style-name="P20">Продолжение ЛСД-чаепития</text:p>
      <text:p text:style-name="P20">В библиотеке замка Селестии</text:p>
      <text:p text:style-name="P20">Понивилль</text:p>
      <text:p text:style-name="P20">Знакомство с Элементами Гармонии</text:p>
      <text:p text:style-name="P20">Первый сеанс двойного сна. Рэрити</text:p>
      <text:p text:style-name="P20">День с Пинки</text:p>
      <text:p text:style-name="P20">День с Рэйнбоу Дэш</text:p>
      <text:p text:style-name="P20">Сон Рэрити</text:p>
      <text:p text:style-name="P20">Первый сон РД. Рекурсия</text:p>
      <text:p text:style-name="P20">Второй сон РД. Праздник опавших листьев</text:p>
      <text:p text:style-name="P20">Третий сон РД. Fallout</text:p>
      <text:p text:style-name="P20">Четвёртый сон РД. Объединяющий</text:p>
      <text:p text:style-name="P20">Исчезновение Селестии</text:p>
      <text:p text:style-name="P20">Поиск решения</text:p>
      <text:p text:style-name="P20">Поход к замку Принцес-2</text:p>
      <text:p text:style-name="P20">Терра</text:p>
      <text:p text:style-name="P20">Прибытие</text:p>
      <text:p text:style-name="P20">Поиски</text:p>
      <text:p text:style-name="P20">Безнадёжность</text:p>
      <text:p text:style-name="P20">След</text:p>
      <text:p text:style-name="P20">Земля</text:p>
      <text:p text:style-name="P20"/>
      <text:h text:style-name="Heading_20_2" text:outline-level="2">Действующие лица</text:h>
      <text:h text:style-name="Heading_20_3" text:outline-level="3">Макс</text:h>
      <text:p text:style-name="P20">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0">Искусственный интеллект. Создан Владом и Максом. Разработан для управления корпорациями.</text:p>
      <text:h text:style-name="Heading_20_3" text:outline-level="3">Селестия</text:h>
      <text:p text:style-name="P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4">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4">Единорог. Холост, молод, мечтателен. Живёт в Кантерлоте. В свободное время рисует облака.</text:p>
      <text:h text:style-name="Heading_20_3" text:outline-level="3">Алекс</text:h>
      <text:p text:style-name="P34">Менеджер проектов, над одним из которых (Нексус) работает Макс.</text:p>
      <text:h text:style-name="Heading_20_3" text:outline-level="3">Ростик</text:h>
      <text:p text:style-name="P34">Лидер команды тестировщиков</text:p>
      <text:h text:style-name="Heading_20_3" text:outline-level="3">Стас</text:h>
      <text:p text:style-name="P34">Программист-новичок в команде Макса.</text:p>
      <text:h text:style-name="Heading_20_3" text:outline-level="3">Рома</text:h>
      <text:p text:style-name="P34">Программист в команде UI-программистов</text:p>
      <text:h text:style-name="Heading_20_3" text:outline-level="3">Анджела</text:h>
      <text:p text:style-name="P34">Сисадмин. Флиртует с Максом.</text:p>
      <text:p text:style-name="P34"/>
      <text:h text:style-name="Heading_20_2" text:outline-level="2">Положения</text:h>
      <text:p text:style-name="P34">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4">Трактат Старсвирла Бородатого “Основы магического искусства”</text:p>
      <text:h text:style-name="Heading_20_2" text:outline-level="2">Сюжет (кратко)</text:h>
      <text:p text:style-name="P34">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4">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1"><text:span text:style-name="T1">– Алекс, вообще-то, у меня с сегодняшнего дня отпуск. Типа, творческий. Не говоря уже о том, что суббота.</text:span></text:p>
      <text:p text:style-name="P1"><text:span text:style-name="T1">– </text:span>Макс, я всё понимаю <text:span text:style-name="T4">&lt;</text:span><text:span text:style-name="T11">больше извинений. Макс ему уже ничем не обязан — типа уволился</text:span><text:span text:style-name="T4">&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4">&lt;</text:span><text:span text:style-name="T13">Сделать диалог более «машинным»</text:span><text:span text:style-name="T4">&gt;</text:span></text:p>
      <text:p text:style-name="P5"><text:span text:style-name="T4">&gt;\</text:span>Привет, Нексус. Это Макс.</text:p>
      <text:p text:style-name="P5"><text:span text:style-name="T4">&lt;\</text:span>Привет Макс. </text:p>
      <text:p text:style-name="P5"><text:span text:style-name="T4">&gt;\</text:span>Как самочувствие?</text:p>
      <text:p text:style-name="P5"><text:span text:style-name="T4">&lt;\</text:span>Чувствую себя хорошо.</text:p>
      <text:p text:style-name="P5"><text:span text:style-name="T4">&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4">&gt;\</text:span>Как тебя зовут?</text:p>
      <text:p text:style-name="P5"><text:span text:style-name="T4">&lt;\</text:span>Нексус.</text:p>
      <text:p text:style-name="P5"><text:span text:style-name="T4">&gt;\</text:span>Сколько тебе лет?</text:p>
      <text:p text:style-name="P5"><text:span text:style-name="T4">&lt;\</text:span>Два года с начала запуска кластера.</text:p>
      <text:p text:style-name="P5"><text:span text:style-name="T4">&gt;\</text:span>Какой сейчас год?</text:p>
      <text:p text:style-name="P5"><text:span text:style-name="T4">&gt;\</text:span>2025-й.</text:p>
      <text:p text:style-name="P5"><text:span text:style-name="T4">&gt;\</text:span>Как называется наш проект?</text:p>
      <text:p text:style-name="P5"><text:span text:style-name="T4">&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4">&gt;\</text:span>Нексус, отключи память событий за последнюю неделю.</text:p>
      <text:p text:style-name="P5"><text:span text:style-name="T4">&lt;\</text:span>Выполнено.</text:p>
      <text:p text:style-name="P5"><text:span text:style-name="T4">&gt;\</text:span>Задача по корпоративной логике. Выдай наиболее оптимальное решение. </text:p>
      <text:p text:style-name="P5"><text:span text:style-name="T4">&gt;\</text:span>Постановка задачи.</text:p>
      <text:p text:style-name="P5"><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4">&gt;\</text:span>Ограничения.</text:p>
      <text:p text:style-name="P5"><text:span text:style-name="T4">&gt;\</text:span>Ты не можешь подать в суд на компанию Б и ждать результатов, так как за время разбирательства компания А обанкротится.</text:p>
      <text:p text:style-name="P5"><text:span text:style-name="T4">&gt;\</text:span>Задание.</text:p>
      <text:p text:style-name="P5"><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5">&lt;\</text:span><text:span text:style-name="T9">Задача принята...</text:span></text:p>
      <text:p text:style-name="P5"><text:span text:style-name="T4">&lt;\</text:span>...</text:p>
      <text:p text:style-name="P5"><text:span text:style-name="T4">&lt;\</text:span>...</text:p>
      <text:p text:style-name="P5"><text:span text:style-name="T4">&lt;\</text:span>Решение:</text:p>
      <text:p text:style-name="P5"><text:span text:style-name="T4">&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5"><text:span text:style-name="T4">&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5"/>
      <text:p text:style-name="P34">Хм, не понял? Что за хрень?</text:p>
      <text:p text:style-name="P34"/>
      <text:p text:style-name="P35"><text:span text:style-name="T4">&gt;</text:span>\Нексус, почему ты используешь жёсткие настройки?</text:p>
      <text:p text:style-name="P35"><text:span text:style-name="T4">&lt;\</text:span>Настройки правильные.</text:p>
      <text:p text:style-name="P35"/>
      <text:p text:style-name="P34">Хм. Кто-то из релиз-команды лажанулся. Ладно, проехали.</text:p>
      <text:p text:style-name="P34">А что у нас с аналитикой?</text:p>
      <text:p text:style-name="P36"/>
      <text:p text:style-name="P35"><text:span text:style-name="T4">&gt;</text:span>\Нексус, почему ты отвечаешь на вопросы?<text:span text:style-name="T4">&lt;</text:span><text:span text:style-name="T15">придумать что-то поумнее</text:span><text:span text:style-name="T4">&gt;</text:span></text:p>
      <text:p text:style-name="P35"/>
      <text:p text:style-name="P3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34">Ага, уже теплее.</text:p>
      <text:p text:style-name="P34"/>
      <text:p text:style-name="P35"><text:span text:style-name="T4">&gt;</text:span>\Нексус, выдай диагностику модулей в сжатом формате</text:p>
      <text:p text:style-name="P34"/>
      <text:p text:style-name="P34">Йо! </text:p>
      <text:p text:style-name="P34">Видеокамеры молча наблюдают за поднятым вверх кулаком.</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4">–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4"><text:span text:style-name="T4">– </text:span>Окей. Спасибо, Макс. <text:span text:style-name="T1">Выручил.</text:span></text:p>
      <text:p text:style-name="P34"><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4"><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4"><text:span text:style-name="T1">– </text:span>Ааа, понятно. Ну ладно, у меня всё. <text:span text:style-name="T1">Отбой</text:span>!</text:p>
      <text:p text:style-name="P34"><text:span text:style-name="T1">– Отбой</text:span>.</text:p>
      <text:p text:style-name="P34">При выходе из аквариума забрал из шкафчика личные вещи, уходя попрощался с охранником.</text:p>
      <text:p text:style-name="P34">Всё, свободен. Хотя <text:s/>суббота уже испорчена.</text:p>
      <text:p text:style-name="P37">***</text:p>
      <text:p text:style-name="P34">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4">Дома настойчиво мяукала Няшка, требуя ужина. <text:span text:style-name="T4">&lt;</text:span><text:span text:style-name="T14">Она потом выскочит во двор и спасётся от голодной смерти во время трёхмесячного пребывания Макса в Эквестрии</text:span><text:span text:style-name="T4">&gt;</text:span></text:p>
      <text:p text:style-name="P34">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4">Надоело, всё надоело. За-дол-ба-ло!</text:p>
      <text:p text:style-name="P34">Какое-то сосущее чувство. Хочется куда-то бежать, догнать что-то важное, <text:s/>ускользающее из сознания.</text:p>
      <text:p text:style-name="P34">Ах, да. Сбегать вниз, в аптеку, купить средство от бессонницы. Вчера последняя пачка закончилась.</text:p>
      <text:p text:style-name="P34">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1">Селестия уже разучилась создавать союз с особенными пони. Хотя с Максом она смогла быть </text:span><text:soft-page-break/><text:span text:style-name="T11">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4">&lt;</text:span><text:span text:style-name="T10">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4">&lt;</text:span><text:span text:style-name="T11">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3"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127421471887839924" text:style-name="L4">
        <text:list-item>
          <text:p text:style-name="P54">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9218528831459387529" text:style-name="L5">
        <text:list-item>
          <text:p text:style-name="P55">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5">Ну хорошо. Убедила. В конце-концов, можем поступить так. Вы с Флатти вернётесь обратно а я продолжу поиски здесь.</text:p>
        </text:list-item>
        <text:list-item>
          <text:p text:style-name="P55">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5">Вы можете связываться со мной раз в месяц по коридору.</text:p>
        </text:list-item>
        <text:list-item>
          <text:p text:style-name="P55">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5">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5305870565427847852" text:style-name="L6">
        <text:list-item>
          <text:p text:style-name="P56">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6">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6">Конечно оставаться. Кто ещё, кроме нас, может найти её?</text:p>
        </text:list-item>
        <text:list-item>
          <text:p text:style-name="P56">Я думал, ты не сможешь оставить Энджела и всех остальных надолго.</text:p>
        </text:list-item>
        <text:list-item>
          <text:p text:style-name="P56">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9">Извини, Флаттершай, забылся.</text:p>
        </text:list-item>
        <text:list-item>
          <text:p text:style-name="P59">Та ладно, я ж не против, – возразила Эпплджек. – Не парься, Флатти. Было б хуже, если б он <text:s/>назвал меня Эпплджек на людях.</text:p>
        </text:list-item>
        <text:list-item>
          <text:p text:style-name="P59">Ты так... – запнулась Флаттершай. – Так быстро забыла свою ферму. И...</text:p>
        </text:list-item>
        <text:list-item>
          <text:p text:style-name="P59"><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9">Как ты можешь так говорить? – расплакалась Флаттершай.</text:p>
        </text:list-item>
        <text:list-item>
          <text:p text:style-name="P59">Эй, девушки, не ссорьтесь! Мы — одна команда! И надеюсь, останемся ею и в дальнейшем. </text:p>
          <text:p text:style-name="P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9">А если нет? – Эпплджек смотрела мне мне прямо в глаза.</text:p>
          <text:p text:style-name="P59">Я молча пожал плечами. Эпплджек уверенно продолжила.</text:p>
        </text:list-item>
        <text:list-item>
          <text:p text:style-name="P5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9">Спасибо, ЭйДжей.</text:p>
        </text:list-item>
        <text:list-item>
          <text:p text:style-name="P59">Я об Эквестрии беспокоюсь. – ворчливо отозвалась Эпплджек. – Надо разобраться с этой ерундой наконец-то. И я чертовски намерена это сделать.</text:p>
          <text:p text:style-name="P59">Флаттершай пробормотала нечто, показавшееся мне знакомым.</text:p>
        </text:list-item>
        <text:list-item>
          <text:p text:style-name="P59">Флатти, ты что-то сказала? Я не расслышал.</text:p>
        </text:list-item>
        <text:list-item>
          <text:p text:style-name="P59">Намерение Изменяет Реальность.</text:p>
        </text:list-item>
        <text:list-item>
          <text:p text:style-name="P59">Эээ. А где ты слышала эту фразу, если не секрет?</text:p>
        </text:list-item>
        <text:list-item>
          <text:p text:style-name="P5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9">У меня как будто вспыхнула лампочка в мозгу. Кирпичики быстро выстраивались в целостную картину. Я ринулся в прихожую.</text:p>
        </text:list-item>
        <text:list-item>
          <text:p text:style-name="P59">Флатти, ЭйДжей, буду через час. Ждите!</text:p>
        </text:list-item>
      </text:list>
      <text:p text:style-name="P10"/>
      <text:h text:style-name="P42"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4">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2" text:outline-level="2">Дискорд</text:h>
      <text:p text:style-name="Text_20_body"/>
      <text:p text:style-name="P18">Девушки поспешно собирались, пока я растолковывал им задачу.</text:p>
      <text:list xml:id="list1304554986616701272" text:style-name="L7">
        <text:list-item>
          <text:p text:style-name="P51">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1">Это тот твой приятель, который разбился с полгода назад? – спросила Эпплджек.</text:p>
        </text:list-item>
      </text:list>
      <text:list xml:id="list6421033725715897156" text:style-name="L8">
        <text:list-item>
          <text:p text:style-name="P52">Да, это он.</text:p>
        </text:list-item>
        <text:list-item>
          <text:p text:style-name="P52">А как мы попадём в его квартиру? Там сейчас кто-то живёт? – Флаттершай прыгала на одной ноге, натягивая кед.</text:p>
        </text:list-item>
        <text:list-item>
          <text:p text:style-name="P52">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9">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gt;</text:span></text:p>
      <text:p text:style-name="P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Плохо написано!<text:span text:style-name="T4">&gt;</text:span></text:p>
      <text:p text:style-name="P19">Я поднёс брелок пропуска к домофону, но дверь подъезда не открылась. Замигала красная лампочка и <text:soft-page-break/>зажужжал зуммер.</text:p>
      <text:p text:style-name="P19">Я выругался.</text:p>
      <text:list xml:id="list8833788491971907148" text:style-name="L9">
        <text:list-item>
          <text:p text:style-name="P47">Макс, что случилось? У нас проблемы?</text:p>
        </text:list-item>
        <text:list-item>
          <text:p text:style-name="P4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9038263782572317658" text:style-name="L10">
        <text:list-item>
          <text:p text:style-name="P48">Так что, будем ломать дверь? – Эпплджек критически осмотрелась, подмечая бабулек на лавочке и зевак во внутреннем скверике.</text:p>
        </text:list-item>
      </text:list>
      <text:list xml:id="list6610207101776115964" text:style-name="L11">
        <text:list-item>
          <text:p text:style-name="P49">Нет нужды. Лучше станьте-ка сзади меня так, чтобы заслонить от этих бабулек и от вооон той камеры наблюдения.</text:p>
        </text:list-item>
      </text:list>
      <text:list xml:id="list2388482984674897778" text:style-name="L12">
        <text:list-header>
          <text:p text:style-name="P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6571879201963182490" text:style-name="L13">
        <text:list-item>
          <text:p text:style-name="P71">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2538332330033678090" text:style-name="L14">
        <text:list-item>
          <text:p text:style-name="P72">Макс, тут окно разбито! И верёвка какая-то висит. – крикнула Флаттершай из кухни.</text:p>
        </text:list-item>
        <text:list-item>
          <text:p text:style-name="P72">Оставь, Флатти, не сейчас! – отмахнулся я.</text:p>
        </text:list-item>
      </text:list>
      <text:p text:style-name="P23">Лампочка питания на ноутбуке горела, <text:s/>но подключенный монитор оставался тёмным. Я постучал по пробелу, но безрезультатно.</text:p>
      <text:list xml:id="list7401983401346373964" text:style-name="L15">
        <text:list-item>
          <text:p text:style-name="P73">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73">Монитор выключен. – <text:s/>раздалось из угла. Кресло с высокой спинкой повернулось, открыв нашим взорам Дискорда. </text:p>
        </text:list-item>
      </text:list>
      <text:p text:style-name="P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1">Он приподнял панамку, дурашливо здороваясь.</text:p>
      <text:list xml:id="list5661109198803545666" text:style-name="L16">
        <text:list-item>
          <text:p text:style-name="P74">Оп-па! – пробормотала Эпплджек. – Нежданчик!</text:p>
        </text:list-item>
      </text:list>
      <text:list xml:id="list3342749013700722888" text:style-name="L17">
        <text:list-item>
          <text:p text:style-name="P75">Ты, я вижу, времени не терял, – моя рука под прикрытием стола медленно тянулась к тяжёлой фарфоровой кружке, стоящей на краю.</text:p>
        </text:list-item>
        <text:list-item>
          <text:p text:style-name="P39">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39">А почему ты вообще решил искать нас тут? – спросила Эпплджек. – Приехал бы домой. Мы б тебя чаем напоили.</text:p>
        </text:list-item>
        <text:list-item>
          <text:p text:style-name="P39">Видишь ли, дорогая Эй-Джей, я с самого начала знал, где находится наша уважаемая принцесса, а времени в обрез, так что...</text:p>
        </text:list-item>
      </text:list>
      <text:p text:style-name="P26">В проёме дверей появилась Флаттершай.</text:p>
      <text:list xml:id="list8335536975066334877" text:style-name="L18">
        <text:list-item>
          <text:p text:style-name="P40">С кем это вы тут разговариваете?</text:p>
          <text:p text:style-name="P41">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6">Оглушённый Дискорд попытался было отъехать на кресле в сторону, но я припёр его стулом к стенке.</text:p>
      <text:p text:style-name="P24">– Жанна, Флатти, хватайте ноут и на выход! Я с ним разберусь! Не теряйте вре...!</text:p>
      <text:p text:style-name="P24">– ТЫ ИДИО...!!!</text:p>
      <text:p text:style-name="P24">Дискорд <text:s/>зорал одновременно со мной, прикрываясь от меня руками, когда раздался оглушительный</text:p>
      <text:p text:style-name="P24">...</text:p>
      <text:p text:style-name="P25">БАХ!!!</text:p>
      <text:p text:style-name="P24">…</text:p>
      <text:p text:style-name="P24">Эпплджек с <text:s/>нервным всхлипом опустила толстенный том «Энтерпрайз-паттернов» , издание девятое, дополненное.</text:p>
      <text:p text:style-name="P21">На лице Дискорда появилось удивлённо-мечтательное выражение и он вырубился.</text:p>
      <text:p text:style-name="P21"/>
      <text:h text:style-name="Heading_20_2" text:outline-level="2">Селестия</text:h>
      <text:p text:style-name="P21"/>
      <text:p text:style-name="P21">Включенный монитор показал схематическое изображение Селестиии, </text:p>
      <text:p text:style-name="P22">&gt;\<text:span text:style-name="T1">Привет, Селестия. Это Макс. Как себя чувствуешь?</text:span></text:p>
      <text:p text:style-name="P22">&lt;\<text:span text:style-name="T1">Макс? МАКС??? МА-А-А-АКС!!! НАКОНЕЦ-ТО! КАК Я РАДА ТЕБЯ СЛЫШАТЬ! </text:span></text:p>
      <text:p text:style-name="P21"/>
      <text:p text:style-name="P22">&gt;\<text:span text:style-name="T1">Я рад, что нашёл тебя, Тия.</text:span></text:p>
      <text:p text:style-name="P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2"><text:soft-page-break/>&gt;\<text:span text:style-name="T1">Тия, я сейчас подключу микрофон и колонки, и мы сможем общаться более удобно.</text:span></text:p>
      <text:p text:style-name="P21">…</text:p>
      <text:p text:style-name="P21">– Привет опять. Как ты меня слышишь?</text:p>
      <text:p text:style-name="P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2">– <text:span text:style-name="T1">Могу себе представить. Как-то раз я провёл три часа камере сенсорной депривации. Мне не понравилось.</text:span></text:p>
      <text:p text:style-name="P21">– Эммм... Ваше Высочество, вы в порядке? Мы так рады, что наконец-то нашли Вас! – вклинилась в разговор Эпплджек.</text:p>
      <text:p text:style-name="P21">– Кто тут? Макс, кто ещё с тобой?</text:p>
      <text:p text:style-name="P22"><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2">– <text:span text:style-name="T1">Девочки? Я рада вас слышать. А Твайлайт нет рядом?</text:span></text:p>
      <text:p text:style-name="P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1">При этих словах Дискорд замычал и задёргался. Эпплджек нахмурилась и проверила верёвки, привязывающие его к спинке стула.</text:p>
      <text:p text:style-name="P2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1">– Ноутбук — так называется место, где я нахожусь сейчас? А кто это мычит?</text:p>
      <text:p text:style-name="P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1">– О, духи предков, но зачем??? Почему у него кляп во рту?</text:p>
      <text:p text:style-name="P21">– Мы связали его. Он нас предал. И тебя. И Эквестрию. Всех.</text:p>
      <text:p text:style-name="P21">При этих словах Эпплджек и Флаттершай непонимающе уставились на меня, а Дискорд протестующе замычал.</text:p>
      <text:p text:style-name="P21">Я начал рассказывать о своих догадках, и непонимающее выражение на лицах девушек сменилось удивлением.</text:p>
      <text:p text:style-name="P21">– Нифигасе! – Эпплджек уставилась на Дискорда. – Никогда бы не догадалась! Он, конечно, пиз<text:span text:style-name="T4">#</text:span>обол и распи<text:span text:style-name="T4">#</text:span>дяй, но чтоб предатель... Я о таком и не думала даже.</text:p>
      <text:p text:style-name="P21">– А зачем тогда ты приложила его книгой? – непонимающе уставился я на неё.</text:p>
      <text:p text:style-name="P21">– Потому что ты напал на него. Я и подумала — тебе виднее. И помогла.</text:p>
      <text:p text:style-name="P21">Флаттершай отрицающе мотнула головой.</text:p>
      <text:p text:style-name="P21">– Не может Дискорд быть предателем. Он мой друг.</text:p>
      <text:p text:style-name="P21">Дискорд благодарственно замычал и закивал головой.</text:p>
      <text:p text:style-name="P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1">Дискорд завёл глаза на лоб и обречённо завыл.</text:p>
      <text:p text:style-name="P21">– Макс, постой. Дай мне поговорить с ним. – сказала Селестия. – Не могу поверить, что Дискорд на <text:soft-page-break/>такое пошёл.</text:p>
      <text:p text:style-name="P21">– Ну хорошо. Поговори. Послушаем, что он скажет.</text:p>
      <text:p text:style-name="P21">Я красноречиво покачал кулак перед его носом и вытащил кляп.</text:p>
      <text:p text:style-name="P21">...</text:p>
      <text:p text:style-name="P28">– Ффы, тьфу, пффф, пфу! <text:span text:style-name="T4">&lt;</text:span>Вот дискорд! Я, то бишь!<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28">– Это я-то устраиваю цирк?!! ДА ТЫ НА СЕБЯ ПОСМОТРИ, КЛОУН!!! На людей кидаешься, чашками бросаешься, вон, мне нос разбил! Дерёшься...</text:p>
      <text:p text:style-name="P28">Я угрожающе поднёс тряпку к лицу Дискорда.</text:p>
      <text:p text:style-name="P28">– Ещё одно слово в таком тоне, и ты заткнёшься, а мы уйдём в Эквестрию без тебя!</text:p>
      <text:p text:style-name="P2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8">Дискорд демонстративно закрыл рот и посвистывая уставился в потолок.</text:p>
      <text:p text:style-name="P28">Разговор зашёл в тупик.</text:p>
      <text:p text:style-name="P30"/>
      <text:p text:style-name="P31">На мониторе высветился текст:</text:p>
      <text:p text:style-name="P3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1"/>
      <text:p text:style-name="P31">Из колонок послышался лёгкий шорох.</text:p>
      <text:p text:style-name="P28">– Дик, сейчас не время для ссор. – голос Селестии был мягким, но настойчивым. – Мы в одной лодке.</text:p>
      <text:p text:style-name="P28">– Тебе легко говорить! Тебе не разбивали нос и не оскорбляли угрозами!</text:p>
      <text:p text:style-name="P28">– Ты должен понимать, что у Макса были все основания так себя вести. Твоё поведение вызвало подозрения у него, ведь он мало тебя знает. </text:p>
      <text:p text:style-name="P28">К уговорам Селестии присоединилась Флаттершай.</text:p>
      <text:p text:style-name="P28">– Дискорд, миленький, прости его. Макс хороший. Он просто не знал, что ты тоже хороший...</text:p>
      <text:p text:style-name="P28">У Дискорда покраснели уши и он засмущался и заворчал.</text:p>
      <text:p text:style-name="P2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8">Я пропустил «дятла» мимо ушей.</text:p>
      <text:p text:style-name="P3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8"/>
      <text:p text:style-name="P2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8">Потому разбрасываться такой возможностью не стоит. Если уж тебе повезло оказаться в новом мире — исследуй его сполна!..</text:p>
      <text:p text:style-name="P29">***</text:p>
      <text:p text:style-name="P33">&lt;<text:span text:style-name="T1">сюда можно вставить похождения Дискорда — вторая неопубликованная глава. Первая — секс с Селестией</text:span>&gt;</text:p>
      <text:p text:style-name="P29">***</text:p>
      <text:p text:style-name="P29"/>
      <text:p text:style-name="P31">– Развяжите мне, наконец, руки! Или хотя бы одну. Плечами жестикулировать неудобно.... </text:p>
      <text:p text:style-name="P31">Я развязал Дискорду левую руку.</text:p>
      <text:p text:style-name="P3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1">Дискорд принялся разминать затёкшее запястье.</text:p>
      <text:p text:style-name="P3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1">– Какое письмо, Корди? – вскинулась до этого зачарованно слушавшая Дискорда Флаттершай.</text:p>
      <text:p text:style-name="P31">– Ну ваше же! Вы с Эпплджек написали мне о своих мытарствах тут. Вежливо так написали, спасибо...</text:p>
      <text:p text:style-name="P31">Флаттершай покрылась пунцовыми пятнами.</text:p>
      <text:p text:style-name="P31">– Я... Мы... – тут она совсем стушевалась.</text:p>
      <text:p text:style-name="P31">– Так а почему ты сказал, что никто не уйдёт в Эквестрию? – наконец перебила Дискорда скучавшая до этого Эпплджек.</text:p>
      <text:p text:style-name="P31">Дискорд уставился на неё долгим взглядом, а потом хлопнул себя по лбу.</text:p>
      <text:p text:style-name="P3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7">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7">Тогда и возвращение Макса из Эквестрии тоже должно быть не через мгновение после исхода Макса, а через реальные три </text:span><text:soft-page-break/><text:span text:style-name="T7">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31">– И что? – продолжила его мысль Эпплджек.</text:p>
      <text:p text:style-name="P31">– Эквестрийские три месяца КО-РО-ЧЕ местных. – с нажимом повторил Дискорд. – По моим подсчётам, на два дня.</text:p>
      <text:p text:style-name="P31">– И?!! – до меня уже дошло, но Эпплджек продолжала тупить.</text:p>
      <text:p text:style-name="P31">– Короче, времени у нас осталось что-то около пятнадцати минут. Или около того. – заявил Дискорд, поднеся к глазам запястье с массивными часами.</text:p>
      <text:p text:style-name="P31">– СКОЛЬКО??? – воскликнули хором я и девушки.</text:p>
      <text:p text:style-name="P31">Дискорд открыл было рот, но его слова заглушил звонок в дверь.</text:p>
      <text:p text:style-name="P31">– ОТКРОЙТЕ, ПОЛИЦИЯ! Вам даётся полминуты, чтобы открыть дверь. Через тридцать секунд дверь будет выбита!</text:p>
      <text:p text:style-name="P3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1">Массаракш!</text:p>
      <text:p text:style-name="P31">– На крышу, живо!!! Через окно на кухне! – зашипел Дискорд, отчаянно дёргая узлы свободной рукой.</text:p>
      <text:p text:style-name="P31">Эпплджек, одной рукой сгребя в охапку ноутбук, второй увлекая Флаттершай, кинулась на кухню.</text:p>
      <text:p text:style-name="P31">– А толку? Куда мы с крыши денемся? – спросил я растерянно. Дискорд только раздражённо зарычал в ответ.</text:p>
      <text:p text:style-name="P28">Дверь содрогнулась от мощного удара. Послышался стук падающей штукатурки. Я сломя голову кинулся на кухню.</text:p>
      <text:p text:style-name="P28">– Развяжи меня, идиот!!! – гаркнул вдогонку Дискорд.</text:p>
      <text:p text:style-name="P2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8">– Давай на крышу! Я догоню! – рявкнул он, освобождая вторую руку.</text:p>
      <text:p text:style-name="P28">От второго удара дверная коробка крякнула и наполовину въехала в коридор. </text:p>
      <text:p text:style-name="P2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8">Верёвка в кухонном окне дёргалась от движений лезущих по ней Флатти и Эпплджек. Я словил её рукой и стал на подоконник.</text:p>
      <text:p text:style-name="P28">Чёрт!</text:p>
      <text:p text:style-name="P2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8">Но нет, триста тысяч чертей, раз девушки смогли – я тоже смогу!</text:p>
      <text:p text:style-name="P28">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8">Я успел сократить расстояние до Эпплджек наполовину, когда девушки нашли решение.</text:p>
      <text:p text:style-name="P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8">Я выдохнул.</text:p>
      <text:p text:style-name="P2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8">Чёрт! Чёрт! Чёрт! Чёрт!</text:p>
      <text:p text:style-name="P28">Бля!!!...</text:p>
      <text:p text:style-name="P28">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28"/>
      <text:h text:style-name="Heading_20_2" text:outline-level="2">Назад, в Эквестрию</text:h>
      <text:p text:style-name="P28"/>
      <text:p text:style-name="P28">Долго паниковать не пришлось. </text:p>
      <text:p text:style-name="P28">Я почувствовал сильный рывок за шиворот и захват поперёк груди. </text:p>
      <text:p text:style-name="P28">– ОТПУСТИ ДЕВЧОНКУ!!! – загрохотало мне в ухо. Я открыл глаза.</text:p>
      <text:p text:style-name="P2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8"><text:soft-page-break/>Я чуть поднял глаза и уставился в чешуйчатую морду дракона.</text:p>
      <text:p text:style-name="P28">– Отпусти Эпплджек. Я её держу. – повторил Дискорд. – Мне сбалансироваться надо. Вы не такие уж и лёгкие.</text:p>
      <text:p text:style-name="P2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8">Наконец это ему удалось, и дальнейший подъём на крышу происходил в молчании.</text:p>
      <text:p text:style-name="P2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8">Флаттершай оторвала заплаканное лицо от моей ветровки.</text:p>
      <text:p text:style-name="P28">– Да-да, ты прав, Корди. Я готова.</text:p>
      <text:p text:style-name="P28">На длинной шее Дискорда разместились Эпплджек и Флаттершай. Я, для сохранения баланса, разместился позади крыльев.</text:p>
      <text:p text:style-name="P28">Дискорд расправил крылья и начал короткую пробежку к краю.</text:p>
      <text:p text:style-name="P3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28">И мы полетели навстречу закату.</text:p>
      <text:p text:style-name="P2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28">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2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28">– Пристегните ремни! – проревел Дискорд, резко ускоряясь. – Будет весело!!!</text:p>
      <text:p text:style-name="P2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28">– ЙУУУУУУУХХХУУУУУ!!! – заорал Дискорд, сложил крылья и врезался в шар.</text:p>
      <text:p text:style-name="P32">&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10"><text:span text:style-name="T1">– </text:span>Анакорн. <text:span text:style-name="T1">– о</text:span>трекомендовался он.</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10"><text:span text:style-name="T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0"><text:span text:style-name="T1">– Стоп, не торопись. – у меня голова пошла кругом от информации. – Я ничего не понял. Какие-такие проблемы? Какие варианты? Зачем его поддерживать?</text:span></text:p>
      <text:p text:style-name="P10"><text:span text:style-name="T1">Анакорн недовольно поморщился, но продолжил.</text:span></text:p>
      <text:p text:style-name="P10"><text:span text:style-name="T1">–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span></text:p>
      <text:p text:style-name="P10"><text:span text:style-name="T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span></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2">е</text:span><text:span text:style-name="T1"> творец</text:span><text:span text:style-name="T2">ы</text:span><text:span text:style-name="T1">. Демиург</text:span><text:span text:style-name="T2">и</text:span><text:span text:style-name="T1">, так сказать. Которы</text:span><text:span text:style-name="T2">е</text:span><text:span text:style-name="T1"> созда</text:span><text:span text:style-name="T2">ют</text:span><text:span text:style-name="T1"> </text:span><text:span text:style-name="T2">и подденрживают их существование </text:span><text:span text:style-name="T1">силой </text:span><text:span text:style-name="T2">своего </text:span><text:span text:style-name="T1">воображения. Можешь называть это магией, <text:s/>кстати, поскольку эти </text:span><text:span text:style-name="T2">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2">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2">Почему-то в центре системы был сам Эквус. Вокруг него вращались солнце и луна.</text:span></text:p>
      <text:p text:style-name="P10"><text:span text:style-name="T1">Анакорн плюхнулся обратно в кресло и схватился за голову. Потом, немного успокоившись, продолжил.</text:span></text:p>
      <text:p text:style-name="P57"><text:span text:style-name="T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text:s/>заточенные под использование пятипалых рук? А как обьяснить кьютимарки, являющиеся одним из базовых столбов Эквестрии? А ведь все эти несуразности присутствуют в Эквусе с рождения. И избавиться от них Эквус не может, так как внешняя поддержка их усиливает и укрепляет. Впрочем, а как только внешняя поддержка достаточно иссякнет, он развалится , так как их присутствие разрушает реалистичность и баланс мира. Он попросту не выдержит встречи с жёсткой реальностью.</text:span></text:p>
      <text:p text:style-name="P57"><text:span text:style-name="T1">И если бы только это! </text:span><text:span text:style-name="T2">Ещё</text:span><text:span text:style-name="T1">, понимаешь, </text:span><text:span text:style-name="T2">существует </text:span><text:span text:style-name="T1">куч</text:span><text:span text:style-name="T2">а</text:span><text:span text:style-name="T1"> несовместимых </text:span><text:span text:style-name="T2">версий Эквестрии</text:span><text:span text:style-name="T1">, </text:span><text:span text:style-name="T2">которые конфликтуют между собой при попытке слиться в одну</text:span><text:span text:style-name="T1">. А такому хрупкому и неустойчивому миру </text:span><text:span text:style-name="T2">подобное «раздвоение» личности</text:span><text:span text:style-name="T1"> отнюдь не на пользу. Если бы он уже устоялся и сбалансировался — </text:span><text:span text:style-name="T2">сильная версия 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просто деградирует. Где-то смерч </text:span><text:soft-page-break/><text:span text:style-name="T1">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2">привязать к реальным событиям, описанным выше</text:span><text:span text:style-name="T6">&gt;</text:span><text:span text:style-name="T1">. А из таких посёлков Эквестрия состоит на 80% </text:span><text:span text:style-name="T4">&lt;</text:span><text:span text:style-name="T1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0"><text:span text:style-name="T1">Анакорн постучал по столику указкой. Солнечная система увеличилась, оставив в поле зрения только шар Эквуса.</text:span></text:p>
      <text:p text:style-name="P10"><text:span text:style-name="T1">– Самое плохое — Эквус лиш</text:span><text:span text:style-name="T3">ается</text:span><text:span text:style-name="T1"> внешней подпитки </text:span><text:span text:style-name="T3">энергией</text:span><text:span text:style-name="T1">. Это при том, что он ещё слаб и неполон. Знаешь, каким бы криво сделанным ни был мир, пока у него существуют </text:span><text:span text:style-name="T3">подпитка</text:span><text:span text:style-name="T1">,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0"><text:span text:style-name="T1">Не знаю, что случилось, но в последнее время поддержка совсем ослабла.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span></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2"><text:span text:style-name="T17">Ко мне наконец-то пришло понимание ситуации. И одновременно начал вырисовываться план.</text:span></text:p>
      <text:p text:style-name="P63"><text:span text:style-name="T17">– А чего это ты говоришь о «внешней» подпитке в отношении Эквуса? Ты же его демиург? Ну так и питай его своей силой. Пока он не окрепнет.</text:span></text:p>
      <text:p text:style-name="P61">Анакорн смутился.</text:p>
      <text:p text:style-name="P61">– Увы, нет. Было бы намного проще, если бы да. <text:span text:style-name="T24">Но увы. </text:span>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1">(<text:span text:style-name="T9">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61"><text:span text:style-name="T9">– Сам ты раздолбай! – произнёс, наконец, Старсвирл</text:span>)</text:p>
      <text:p text:style-name="P61">… И создали вы его достаточно топорно — видишь, он трещит по швам.</text:p>
      <text:p text:style-name="P63">– Хмм. То есть, это брони создали Эквус силой своей фантазии?</text:p>
      <text:p text:style-name="P63">– Ну да. <text:span text:style-name="T24">Несколько упрощённо, конечно, но, в принципе, так.</text:span></text:p>
      <text:p text:style-name="P63">Я вспомнил события последнего год<text:span text:style-name="T24">а</text:span> <text:span text:style-name="T4">&lt;</text:span>упомянуть в эпизоде на Терре, что МЛП-сериал закрылся год назад<text:span text:style-name="T4">&gt;</text:span></text:p>
      <text:p text:style-name="P63">– Тогда понятно, почему Эквус загибается. Сериал прикрыли год назад. Перестал собирать кассу.</text:p>
      <text:p text:style-name="P66">Анакорн с такой силой сжал карандаш, что он хрустнул.</text:p>
      <text:p text:style-name="P66">– Жопа. Получается, Эквус так и не станет на ноги. Я один не справлюсь. Мне нужна помощь. Твоя помощь. Видишь, Эквус руками сестричек и их помощников выбрал тебя. Значит, знает о тебе что-то такое, чем ты можешь помочь ему стать на ноги. Помоги мне, и я в долгу не останусь.</text:p>
      <text:p text:style-name="P66">Я хотел было сказать что-то насмешливое, но внезапно у меня перехватило дыхание.</text:p>
      <text:p text:style-name="P69"><text:span text:style-name="T18">– </text:span><text:span text:style-name="T17">Верни Рэйнбоу!!!</text:span></text:p>
      <text:p text:style-name="P70"><text:soft-page-break/><text:span text:style-name="T17">Обломки карандаша выпали из кулака Анакорна на столик.</text:span></text:p>
      <text:p text:style-name="P69"><text:span text:style-name="T18">– </text:span><text:span text:style-name="T17">Э-э-э… м-м-м… </text:span><text:span text:style-name="T18">ну-у-у...</text:span><text:span text:style-name="T17"> Нельзя сказать, что это совсем невыполнимо… Но, прямо скажу, задачка не для студента!</text:span></text:p>
      <text:p text:style-name="P69"><text:span text:style-name="T18">– </text:span><text:span text:style-name="T17">А ты студент?</text:span></text:p>
      <text:p text:style-name="P69"><text:span text:style-name="T18">– </text:span><text:span text:style-name="T17">На этот вопрос я предпочту не отвечать, если позволишь. </text:span><text:span text:style-name="T18">– </text:span><text:span text:style-name="T17">Его хмурый взгляд исподлобья давал понять, что спрашивал разрешения Анакорн у меня исключительно из вежливости.</text:span></text:p>
      <text:p text:style-name="P64"><text:span text:style-name="T19">– </text:span><text:span text:style-name="T17">Во-первых, </text:span><text:span text:style-name="T19">– </text:span><text:span text:style-name="T17">принялся загибать пальцы Анакорн, </text:span><text:span text:style-name="T19">– </text:span><text:span text:style-name="T17">она может быть уже далеко. Слишком далеко, в другой вакуоли возможностей. Там даже я её не найду. Конечно, эквестрийские </text:span><text:span text:style-name="T20">монады</text:span><text:span text:style-name="T17"> редко уходят от родного эгрегора, но встречаются и непоседливые. Встречаются и случайные странники из других альтернатив. Я тебе общий случай описываю.</text:span></text:p>
      <text:p text:style-name="P64"><text:span text:style-name="T19">– </text:span><text:span text:style-name="T1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span></text:p>
      <text:p text:style-name="P64"><text:span text:style-name="T19">– </text:span><text:span text:style-name="T17">В-третьих, пусть даже имеем идеальный случай: я нашёл её и она всё ещё в тонкой форме. Но, </text:span><text:span text:style-name="T19">братан,</text:span><text:span text:style-name="T17"> и тут может быть крутой облом! Она может отказаться возвращаться в тело Рэйнбоу Дэш!</text:span></text:p>
      <text:p text:style-name="P65"><text:span text:style-name="T17">Видишь ли, материальная жизнь </text:span><text:span text:style-name="T19">— </text:span><text:span text:style-name="T17">всего лишь эпизод на пути </text:span><text:span text:style-name="T20">монады</text:span><text:span text:style-name="T17">, а её </text:span><text:span text:style-name="T20">о</text:span><text:span text:style-name="T17">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text:span><text:span text:style-name="T20">—</text:span><text:span text:style-name="T17"> Анакорн развёл руками.</text:span></text:p>
      <text:p text:style-name="P65"><text:span text:style-name="T20">– </text:span><text:span text:style-name="T17">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20">монаду</text:span><text:span text:style-name="T17">. Но, </text:span><text:span text:style-name="T20">– </text:span><text:span text:style-name="T17">Анакорн скривился, </text:span><text:span text:style-name="T20">– </text:span><text:span text:style-name="T17">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text:span></text:p>
      <text:p text:style-name="P65"><text:span text:style-name="T20">– </text:span><text:span text:style-name="T17">Нет. Плата остаётся неизменной.</text:span></text:p>
      <text:p text:style-name="P63"><text:span text:style-name="T17"/></text:p>
      <text:p text:style-name="P63"><text:span text:style-name="T17"/></text:p>
      <text:p text:style-name="P63"><text:span text:style-name="T17"/></text:p>
      <text:p text:style-name="P67"><text:span text:style-name="T23">– </text:span>Нет, ну почему <text:span text:style-name="T23">же</text:span>?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text:span text:style-name="T23">Повернуть сам Эквус на пару десятков градусов туда-сюда всяко легче, чем светило по небосводу гонять.</text:span> А заточку уклада <text:span text:style-name="T23">пони </text:span>под человеческие руки можно объяснить тем, что <text:span text:style-name="T23">пегасы могут использовать крылья, как слабые руки. Да и </text:span>магия единорогов — неполноценный но всё же эквивалент человеческой руки. <text:span text:style-name="T23">А у земнопони хватает орудий, которые рассчитаны именно на копыта, а не на руки. </text:span><text:s/>По-моему, всё сходится.</text:p>
      <text:p text:style-name="P67">Анакорн почесал в затылке.</text:p>
      <text:p text:style-name="P68">– А кьютимарки? Как, <text:span text:style-name="T4">чёрт</text:span> меня побери, объяснить кьютимарки?</text:p>
      <text:p text:style-name="P68">– А кьютимарки ты сам присваиваешь пони, когда определяе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text:span text:style-name="T21">Я пожал плечами.</text:span></text:p>
      <text:p text:style-name="P68"><text:soft-page-break/><text:span text:style-name="T21">– А по-другому я не могу объяснить их появление. К сожалению.</text:span></text:p>
      <text:p text:style-name="P77">Анакорн долго смотрел вглубь мерцающей проекции планеты, что-то проговаривая про себя. Затем он кивнул головой и повернулся ко мне.</text:p>
      <text:p text:style-name="P77">– Хорошо. Уболтал. Кьютимарки беру на себя. Но за тобой <text:span text:style-name="T22">тогда привлечение </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7"/>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4">&lt;</text:span>Макс так говорит, как будто знает, что Дэш жива. Но на этот момент он этого ещё не знает<text:span text:style-name="T4">&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
      <text:p text:style-name="P12"/>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text:soft-page-break/>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
      <text:p text:style-name="P1"/>
      <text:p text:style-name="P10"/>
      <text:p text:style-name="P10">...</text:p>
      <text:p text:style-name="P10"/>
      <text:p text:style-name="P10"/>
      <text:p text:style-name="P11">&lt;<text:span text:style-name="T11">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text:soft-page-break/>(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text:soft-page-break/>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20T21:39:49.619000000</dc:date>
    <meta:editing-duration>P26DT12H9M30S</meta:editing-duration>
    <meta:editing-cycles>286</meta:editing-cycles>
    <meta:generator>LibreOffice/4.1.2.3$Windows_x86 LibreOffice_project/40b2d7fde7e8d2d7bc5a449dc65df4d08a7dd38</meta:generator>
    <meta:document-statistic meta:table-count="0" meta:image-count="0" meta:object-count="0" meta:page-count="75" meta:paragraph-count="858" meta:word-count="39569" meta:character-count="266177" meta:non-whitespace-character-count="226959"/>
  </office:meta>
</office:document-meta>
</file>